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2021-04-20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0132" calcext:value-type="float">
            <text:p>6.39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976" calcext:value-type="float">
            <text:p>-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552" calcext:value-type="float">
            <text:p>-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464" calcext:value-type="float">
            <text:p>-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9424" calcext:value-type="float">
            <text:p>-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5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128" calcext:value-type="float">
            <text:p>-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5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592" calcext:value-type="float">
            <text:p>-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5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376" calcext:value-type="float">
            <text:p>-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5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0812" calcext:value-type="float">
            <text:p>-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5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2628" calcext:value-type="float">
            <text:p>-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5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7576" calcext:value-type="float">
            <text:p>-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4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8432" calcext:value-type="float">
            <text:p>-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4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804" calcext:value-type="float">
            <text:p>-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4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3192" calcext:value-type="float">
            <text:p>-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4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728" calcext:value-type="float">
            <text:p>-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4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728" calcext:value-type="float">
            <text:p>-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4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592" calcext:value-type="float">
            <text:p>-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4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784" calcext:value-type="float">
            <text:p>-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4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824" calcext:value-type="float">
            <text:p>-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4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7304" calcext:value-type="float">
            <text:p>-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11Q0150</text:p>
          </table:table-cell>
          <table:table-cell office:value-type="string" calcext:value-type="string">
            <text:p>1939-05-31 00:00:00</text:p>
          </table:table-cell>
          <table:table-cell office:value-type="string" calcext:value-type="string">
            <text:p>Water depth [from the ground surface]</text:p>
          </table:table-cell>
          <table:table-cell table:number-columns-repeated="1020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4" meta:object-count="0"/>
    <meta:user-defined meta:name="AppVersion">3.0</meta:user-defined>
  </office:meta>
</office:document-meta>
</file>